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41"/>
    <style:style style:name="ce6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formula="of:=[.C10]/[.D10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6" calcext:value-type="float">
            <text:p>16</text:p>
          </table:table-cell>
          <table:table-cell table:style-name="ce6" table:formula="of:=[.C11]/[.D11]" office:value-type="float" office:value="5.25" calcext:value-type="float">
            <text:p>5.2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55" calcext:value-type="float">
            <text:p>55</text:p>
          </table:table-cell>
          <table:table-cell table:style-name="ce6" table:formula="of:=[.C12]/[.D12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table:number-columns-repeated="2"/>
          <table:table-cell table:number-columns-repeated="1022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6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ce5" office:value-type="time" office:time-value="PT03H31M36S" calcext:value-type="time">
            <text:p>03:31:36</text:p>
          </table:table-cell>
          <table:table-cell table:style-name="ce5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5:06:50.448484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21T14:23:53.054230789</meta:creation-date>
    <meta:generator>LibreOffice/5.1.4.2$Linux_X86_64 LibreOffice_project/10m0$Build-2</meta:generator>
    <dc:date>2017-01-04T15:43:52.257685611</dc:date>
    <dc:creator>James Petts</dc:creator>
    <meta:editing-duration>P2DT10H13M12S</meta:editing-duration>
    <meta:editing-cycles>124</meta:editing-cycles>
    <meta:document-statistic meta:table-count="7" meta:cell-count="399" meta:object-count="0"/>
  </office:meta>
</office:document-meta>
</file>